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9c8c6" officeooo:paragraph-rsid="0019c8c6"/>
    </style:style>
    <style:style style:name="P2" style:family="paragraph" style:parent-style-name="Heading_20_1">
      <style:paragraph-properties fo:text-align="start" style:justify-single-word="false"/>
    </style:style>
    <style:style style:name="P3" style:family="paragraph" style:parent-style-name="Heading_20_1">
      <style:paragraph-properties fo:text-align="center" style:justify-single-word="false" fo:break-before="page"/>
      <style:text-properties officeooo:rsid="0019c8c6" officeooo:paragraph-rsid="0019c8c6"/>
    </style:style>
    <style:style style:name="P4" style:family="paragraph" style:parent-style-name="Heading_20_1">
      <style:paragraph-properties fo:text-align="center" style:justify-single-word="false" fo:break-before="page"/>
      <style:text-properties officeooo:rsid="00658046" officeooo:paragraph-rsid="00600cf2"/>
    </style:style>
    <style:style style:name="P5" style:family="paragraph" style:parent-style-name="Heading_20_1">
      <style:paragraph-properties fo:text-align="center" style:justify-single-word="false" fo:break-before="page"/>
    </style:style>
    <style:style style:name="P6" style:family="paragraph" style:parent-style-name="Title">
      <style:text-properties style:font-name="Liberation Sans" fo:font-size="28pt" fo:font-weight="bold" officeooo:rsid="00693f88" officeooo:paragraph-rsid="00693f88" style:font-name-asian="Noto Sans CJK SC" style:font-size-asian="28pt" style:font-weight-asian="bold" style:font-name-complex="Lohit Devanagari" style:font-size-complex="28pt" style:font-weight-complex="bold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/>
      <style:text-properties officeooo:rsid="006b0057" officeooo:paragraph-rsid="006b0057"/>
    </style:style>
    <style:style style:name="P10" style:family="paragraph" style:parent-style-name="Text_20_body">
      <style:paragraph-properties fo:text-align="start" style:justify-single-word="false"/>
      <style:text-properties officeooo:rsid="006b29cd" officeooo:paragraph-rsid="006b29cd"/>
    </style:style>
    <style:style style:name="P11" style:family="paragraph" style:parent-style-name="Text_20_body">
      <style:paragraph-properties fo:text-align="start" style:justify-single-word="false"/>
      <style:text-properties officeooo:rsid="006ff627" officeooo:paragraph-rsid="006ff627"/>
    </style:style>
    <style:style style:name="P12" style:family="paragraph" style:parent-style-name="Text_20_body">
      <style:paragraph-properties fo:text-align="start" style:justify-single-word="false"/>
      <style:text-properties officeooo:rsid="0072cf75" officeooo:paragraph-rsid="0072cf75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paragraph-rsid="006ff627"/>
    </style:style>
    <style:style style:name="P14" style:family="paragraph" style:parent-style-name="Text_20_body" style:list-style-name="L2">
      <style:paragraph-properties fo:text-align="start" style:justify-single-word="false"/>
      <style:text-properties officeooo:paragraph-rsid="006ff627"/>
    </style:style>
    <style:style style:name="P15" style:family="paragraph" style:parent-style-name="Text_20_body" style:list-style-name="L2">
      <style:paragraph-properties fo:text-align="start" style:justify-single-word="false"/>
      <style:text-properties officeooo:paragraph-rsid="0071cb05"/>
    </style:style>
    <style:style style:name="P16" style:family="paragraph" style:parent-style-name="Text_20_body" style:list-style-name="L2">
      <style:paragraph-properties fo:text-align="start" style:justify-single-word="false"/>
      <style:text-properties officeooo:rsid="006ff627" officeooo:paragraph-rsid="007148ab"/>
    </style:style>
    <style:style style:name="P17" style:family="paragraph" style:parent-style-name="Text_20_body" style:list-style-name="L2">
      <style:paragraph-properties fo:text-align="start" style:justify-single-word="false"/>
      <style:text-properties officeooo:rsid="006ff627" officeooo:paragraph-rsid="006ff627"/>
    </style:style>
    <style:style style:name="T1" style:family="text">
      <style:text-properties officeooo:rsid="006b29cd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6ff627" style:font-weight-asian="normal" style:font-weight-complex="normal"/>
    </style:style>
    <style:style style:name="T6" style:family="text">
      <style:text-properties officeooo:rsid="006ff627"/>
    </style:style>
    <style:style style:name="T7" style:family="text">
      <style:text-properties officeooo:rsid="007148a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re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<text:a xlink:type="simple" xlink:href="#__RefHeading___Toc113_1621857577" text:style-name="Index_20_Link" text:visited-style-name="Index_20_Link">Introduction<text:tab/>2</text:a></text:p>
        </text:index-body>
      </text:table-of-content>
      <text:h text:style-name="P1" text:outline-level="1"/>
      <text:h text:style-name="P3" text:outline-level="1"><text:bookmark-start text:name="__RefHeading___Toc113_1621857577"/>Introduction<text:bookmark-end text:name="__RefHeading___Toc113_1621857577"/></text:h>
      <text:p text:style-name="P9">Non-linear and a hierarchical data structure consisting of nodes such that each stores values a reference to other nodes (the children).</text:p>
      <text:p text:style-name="P10">Collection of nodes which are connected by edges. Nodes are root and leaves they resemble n inverted tree,</text:p>
      <text:p text:style-name="Text_20_body"><text:bookmark text:name="7ae2"/><text:span text:style-name="T1">L</text:span>et’s look at the terminologies,</text:p>
      <text:p text:style-name="Text_20_body"><text:bookmark text:name="97e3"/><text:span text:style-name="Strong_20_Emphasis">Node</text:span> — A unit that holds data and can have zero or more child nodes.</text:p>
      <text:p text:style-name="Text_20_body"><text:bookmark text:name="41b6"/><text:span text:style-name="Strong_20_Emphasis">Root</text:span> — The topmost node in a tree.</text:p>
      <text:p text:style-name="Text_20_body"><text:bookmark text:name="81c1"/><text:span text:style-name="Strong_20_Emphasis">Edge </text:span>— It’s a connection or link between 2 nodes in a tree.</text:p>
      <text:p text:style-name="Text_20_body"><text:bookmark text:name="23c0"/><text:span text:style-name="Strong_20_Emphasis">Parent</text:span> — A node that has one or more children.</text:p>
      <text:p text:style-name="Text_20_body"><text:bookmark text:name="5e48"/><text:span text:style-name="Strong_20_Emphasis">Child </text:span>— A node that has a parent node.</text:p>
      <text:p text:style-name="Text_20_body"><text:bookmark text:name="0f5c"/><text:span text:style-name="Strong_20_Emphasis">Leaf</text:span> — A node that has no children/ A node that is not a parent.</text:p>
      <text:p text:style-name="Text_20_body"><text:bookmark text:name="fa92"/><text:span text:style-name="Strong_20_Emphasis">Siblings </text:span>— Nodes that have the same parent node.</text:p>
      <text:p text:style-name="Text_20_body"><text:bookmark text:name="132e"/><text:span text:style-name="Strong_20_Emphasis">Subtree</text:span> — It is formed by a node and its children in the overall tree.</text:p>
      <text:p text:style-name="Text_20_body"/>
      <text:h text:style-name="P5" text:outline-level="1">Binary Tree</text:h>
      <text:p text:style-name="P8">A binary tree is a tree data structure in which each node has at most two children, which are referred to as the left child and the right child.</text:p>
      <text:p text:style-name="P8">It provides efficient storage and retrieval of data with hierarchical relationships</text:p>
      <text:h text:style-name="P2" text:outline-level="1"/>
      <text:h text:style-name="P5" text:outline-level="1"><text:bookmark text:name="binary-search-tree"/>Binary Search Tree</text:h>
      <text:p text:style-name="P8">A binary search tree, also called an ordered or sorted binary tree.</text:p>
      <text:p text:style-name="P8">Each node in a <text:span text:style-name="Strong_20_Emphasis"><text:span text:style-name="T4">Binary Search Tree</text:span></text:span> has at most two children, a<text:span text:style-name="T3"> </text:span><text:span text:style-name="Strong_20_Emphasis"><text:span text:style-name="T4">left</text:span></text:span><text:span text:style-name="T4"> child and a </text:span><text:span text:style-name="Strong_20_Emphasis"><text:span text:style-name="T4">right</text:span></text:span><text:span text:style-name="T4"> child</text:span>, with the <text:span text:style-name="Strong_20_Emphasis"><text:span text:style-name="T2">left</text:span></text:span> child containing values <text:span text:style-name="T3">less</text:span> than the parent node and the <text:span text:style-name="Strong_20_Emphasis"><text:span text:style-name="T2">right</text:span></text:span> child containing values <text:span text:style-name="T3">greater</text:span> than the parent node</text:p>
      <text:p text:style-name="P8">Because of its properties its efficient to search any element in Binary Search Tree</text:p>
      <text:p text:style-name="P11">Properties</text:p>
      <text:list xml:id="list1758353972" text:style-name="L1">
        <text:list-item>
          <text:p text:style-name="P13">The left subtree of a node contains only nodes with keys lesser than the node’s key. </text:p>
        </text:list-item>
        <text:list-item>
          <text:p text:style-name="P13">The right subtree of a node contains only nodes with keys greater than the node’s key. </text:p>
        </text:list-item>
        <text:list-item>
          <text:p text:style-name="P13">The left and right subtree each must also be a binary search tree. </text:p>
        </text:list-item>
        <text:list-item>
          <text:p text:style-name="P13">There must be no duplicate node<text:span text:style-name="T6">s</text:span></text:p>
        </text:list-item>
      </text:list>
      <text:p text:style-name="P12">stao: https://www.geeksforgeeks.org/binary-search-tree-data-structure/</text:p>
      <text:p text:style-name="P11">Operations – have to maintain properties of tree</text:p>
      <text:list xml:id="list1320238589" text:style-name="L2">
        <text:list-item>
          <text:p text:style-name="P14"><text:span text:style-name="T6">insert </text:span><text:span text:style-name="Strong_20_Emphasis"><text:span text:style-name="T4">O(h) <text:s/>- </text:span></text:span><text:span text:style-name="Strong_20_Emphasis"><text:span text:style-name="T5">height of tree</text:span></text:span></text:p>
        </text:list-item>
        <text:list-item>
          <text:p text:style-name="P14"><text:span text:style-name="T6">searching tree </text:span><text:span text:style-name="Strong_20_Emphasis"><text:span text:style-name="T5">O(h) <text:s/>- height of tree</text:span></text:span></text:p>
        </text:list-item>
        <text:list-item>
          <text:p text:style-name="P16">delete <text:span text:style-name="Strong_20_Emphasis"><text:span text:style-name="T4">O(h) <text:s/>- height of tree</text:span></text:span></text:p>
        </text:list-item>
        <text:list-item>
          <text:p text:style-name="P15"><text:span text:style-name="T6">traversal </text:span><text:span text:style-name="T7">(inorder </text:span>O(N) <text:span text:style-name="T7">, preorder postorder)</text:span></text:p>
        </text:list-item>
        <text:list-item>
          <text:p text:style-name="P17">minimum</text:p>
        </text:list-item>
        <text:list-item>
          <text:p text:style-name="P17">maximum</text:p>
        </text:list-item>
        <text:list-item>
          <text:p text:style-name="P17">floor</text:p>
        </text:list-item>
        <text:list-item>
          <text:p text:style-name="P17">ceil</text:p>
        </text:list-item>
        <text:list-item>
          <text:p text:style-name="P17">inorder successor</text:p>
        </text:list-item>
        <text:list-item>
          <text:p text:style-name="P17">inorder process</text:p>
        </text:list-item>
      </text:list>
      <text:p text:style-name="P11"/>
      <text:h text:style-name="P4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01T23:05:28.331707092</meta:creation-date>
    <dc:date>2025-02-08T00:32:32.020385982</dc:date>
    <meta:editing-duration>PT2H13M4S</meta:editing-duration>
    <meta:editing-cycles>67</meta:editing-cycles>
    <meta:generator>LibreOffice/6.4.7.2$Linux_X86_64 LibreOffice_project/40$Build-2</meta:generator>
    <meta:document-statistic meta:table-count="0" meta:image-count="0" meta:object-count="0" meta:page-count="5" meta:paragraph-count="39" meta:word-count="357" meta:character-count="1984" meta:non-whitespace-character-count="1665"/>
  </office:meta>
</office:document-meta>
</file>